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fo:text-align="start" style:justify-single-word="false"/>
      <style:text-properties officeooo:rsid="000b1e4b" officeooo:paragraph-rsid="000b1e4b"/>
    </style:style>
    <style:style style:name="P2" style:family="paragraph" style:parent-style-name="Text_20_body">
      <style:paragraph-properties fo:line-height="100%"/>
      <style:text-properties style:font-name="Courier New" fo:font-weight="bold" officeooo:rsid="000b1e4b" officeooo:paragraph-rsid="000b1e4b" style:font-weight-asian="bold" style:font-weight-complex="bold"/>
    </style:style>
    <style:style style:name="P3" style:family="paragraph" style:parent-style-name="Text_20_body">
      <style:paragraph-properties fo:line-height="100%"/>
      <style:text-properties style:font-name="Courier New" officeooo:rsid="001028f2" officeooo:paragraph-rsid="001028f2"/>
    </style:style>
    <style:style style:name="P4" style:family="paragraph" style:parent-style-name="Text_20_body">
      <style:paragraph-properties fo:line-height="100%"/>
      <style:text-properties style:font-name="Courier New" officeooo:rsid="001028f2" officeooo:paragraph-rsid="00108731"/>
    </style:style>
    <style:style style:name="P5" style:family="paragraph" style:parent-style-name="Text_20_body">
      <style:paragraph-properties fo:line-height="100%"/>
      <style:text-properties style:font-name="Courier New" officeooo:rsid="00108731" officeooo:paragraph-rsid="00108731"/>
    </style:style>
    <style:style style:name="P6" style:family="paragraph" style:parent-style-name="Text_20_body">
      <style:paragraph-properties fo:line-height="100%"/>
      <style:text-properties style:font-name="Courier New" officeooo:rsid="0010c205" officeooo:paragraph-rsid="0010c205"/>
    </style:style>
    <style:style style:name="P7" style:family="paragraph" style:parent-style-name="Text_20_body">
      <style:paragraph-properties fo:line-height="100%"/>
      <style:text-properties style:font-name="Courier New" officeooo:rsid="00157f28" officeooo:paragraph-rsid="00157f28"/>
    </style:style>
    <style:style style:name="P8" style:family="paragraph" style:parent-style-name="Text_20_body">
      <style:paragraph-properties fo:line-height="100%"/>
      <style:text-properties style:font-name="Courier New"/>
    </style:style>
    <style:style style:name="P9" style:family="paragraph" style:parent-style-name="Text_20_body">
      <style:paragraph-properties fo:line-height="100%"/>
      <style:text-properties style:font-name="Courier New" officeooo:paragraph-rsid="000ccb28"/>
    </style:style>
    <style:style style:name="P10" style:family="paragraph" style:parent-style-name="Text_20_body">
      <style:paragraph-properties fo:line-height="100%"/>
      <style:text-properties style:font-name="Courier New" officeooo:paragraph-rsid="001028f2"/>
    </style:style>
    <style:style style:name="P11" style:family="paragraph" style:parent-style-name="Text_20_body">
      <style:paragraph-properties fo:line-height="100%"/>
      <style:text-properties style:font-name="Courier New" officeooo:paragraph-rsid="0010c205"/>
    </style:style>
    <style:style style:name="P12" style:family="paragraph" style:parent-style-name="Text_20_body">
      <style:paragraph-properties fo:line-height="100%"/>
      <style:text-properties style:font-name="Courier New" officeooo:rsid="0015f1dd" officeooo:paragraph-rsid="0015f1dd"/>
    </style:style>
    <style:style style:name="P13" style:family="paragraph" style:parent-style-name="Text_20_body">
      <style:paragraph-properties fo:line-height="100%"/>
    </style:style>
    <style:style style:name="P14" style:family="paragraph" style:parent-style-name="Standard">
      <style:paragraph-properties fo:line-height="100%" fo:text-align="center" style:justify-single-word="false"/>
      <style:text-properties style:font-name="Courier New" officeooo:rsid="000b1e4b" officeooo:paragraph-rsid="000b1e4b"/>
    </style:style>
    <style:style style:name="P15" style:family="paragraph" style:parent-style-name="Standard">
      <style:paragraph-properties fo:line-height="100%" fo:text-align="start" style:justify-single-word="false"/>
      <style:text-properties style:font-name="Courier New" officeooo:rsid="000b1e4b" officeooo:paragraph-rsid="000b1e4b"/>
    </style:style>
    <style:style style:name="P16" style:family="paragraph" style:parent-style-name="Standard">
      <style:paragraph-properties fo:line-height="100%" fo:text-align="center" style:justify-single-word="false"/>
      <style:text-properties style:font-name="Courier New" officeooo:rsid="001afd18" officeooo:paragraph-rsid="001afd18"/>
    </style:style>
    <style:style style:name="T1" style:family="text">
      <style:text-properties officeooo:rsid="000b1e4b"/>
    </style:style>
    <style:style style:name="T2" style:family="text">
      <style:text-properties style:font-name="Courier New"/>
    </style:style>
    <style:style style:name="T3" style:family="text">
      <style:text-properties style:font-name="Courier New" officeooo:rsid="000ccb28"/>
    </style:style>
    <style:style style:name="T4" style:family="text">
      <style:text-properties fo:color="#ff0000" officeooo:rsid="0010c205"/>
    </style:style>
    <style:style style:name="T5" style:family="text">
      <style:text-properties officeooo:rsid="000ccb28"/>
    </style:style>
    <style:style style:name="T6" style:family="text">
      <style:text-properties officeooo:rsid="000e1516"/>
    </style:style>
    <style:style style:name="T7" style:family="text">
      <style:text-properties officeooo:rsid="001028f2"/>
    </style:style>
    <style:style style:name="T8" style:family="text">
      <style:text-properties officeooo:rsid="00108731"/>
    </style:style>
    <style:style style:name="T9" style:family="text">
      <style:text-properties officeooo:rsid="0011e7ba"/>
    </style:style>
    <style:style style:name="T10" style:family="text">
      <style:text-properties officeooo:rsid="0013c992"/>
    </style:style>
    <style:style style:name="T11" style:family="text">
      <style:text-properties officeooo:rsid="0015f1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he Last Will and Testament of Aiden Ryan Dombrosky</text:p>
      <text:p text:style-name="P16">2491 Sebonac Road</text:p>
      <text:p text:style-name="P14"/>
      <text:p text:style-name="P14"/>
      <text:p text:style-name="P1"><text:span text:style-name="Strong_20_Emphasis"><text:span text:style-name="T2">1. Declaration </text:span></text:span><text:span text:style-name="Strong_20_Emphasis"><text:span text:style-name="T3">and Defining of Terms</text:span></text:span></text:p>
      <text:p text:style-name="P9">I hereby declare that this is my last will and testament and that I hereby revoke, cancel and annul all wills and codicils previously made by me either jointly or severally. I declare that of sound mind and that this last will and testament expresses my wishes without undue influence or duress.</text:p>
      <text:p text:style-name="P9"><text:tab/><text:span text:style-name="T5">The following terms in this document shall have the following meaning. </text:span></text:p>
      <text:p text:style-name="P9"><text:span text:style-name="T5">Property: Any legal property of Aiden Ryan Dombrosky. Given to him by gift or legally owned by him.</text:span><text:line-break/></text:p>
      <text:p text:style-name="P2"><text:span text:style-name="Strong_20_Emphasis">2. Appointment of Executors</text:span></text:p>
      <text:p text:style-name="P8">2.1. I hereby nominate, constitute and appoint <text:span text:style-name="T10">John Vala</text:span> as Executor or if this Executor is unable or unwilling to serve then I appoint <text:span text:style-name="T10">Janice Richins </text:span>as alternate Executor.</text:p>
      <text:p text:style-name="P8">2.2. I hereby give and grant the Executor all powers and authority as are required or allowed in law, and especially that of assumption.</text:p>
      <text:p text:style-name="P8">2.3.I hereby direct that my Executors shall not be required to furnish security and shall serve without any bond.</text:p>
      <text:p text:style-name="P8">2.<text:span text:style-name="T1">4</text:span>. My Executors shall have full and absolute power in his/her discretion to insure, repair, improve or to sell all or any assets of my estate, whether by public auction or private sale and shall be entitled to let any property in my estate on such terms and conditions as will be in the best interest of my beneficiaries.</text:p>
      <text:p text:style-name="P8">2.<text:span text:style-name="T1">5</text:span>. My Executors shall have authority to engage the services of attorneys, accountants and other advisors as he/she may deem necessary to assist with the execution of this last will and testament and to pay reasonable compensation for their services from my estate.</text:p>
      <text:p text:style-name="P13"><text:span text:style-name="Strong_20_Emphasis"><text:span text:style-name="T2">3. Bequests</text:span></text:span></text:p>
      <text:p text:style-name="P8">3.1. I bequeath unto the persons named below, if he or she survives me by 30 (thirty) days, the following property:</text:p>
      <text:p text:style-name="P8">Name: <text:span text:style-name="T5">Makenzie Baines Newsome </text:span><text:line-break/>Relationship: <text:span text:style-name="T5">Friend </text:span><text:line-break/>Address: <text:span text:style-name="T6">5430 Magnolia Trace</text:span><text:line-break/>Property: <text:span text:style-name="T6">All property owned by Aiden Ryan Dombrosky unless explicitly stated elsewhere in this document. </text:span></text:p>
      <text:p text:style-name="P8">3.2. If at the time of my death any of the property described in 3.1. above is no longer in my possession or part of my estate, then the <text:soft-page-break/>bequest of such property shall be deemed null and void and shall no longer form part of this will and testament.</text:p>
      <text:p text:style-name="P8">3.3. If any of the persons named in 3.1. above do not survive me by 30 (thirty) days, the property bequeathed to such a person shall become part of the remainder of my estate.</text:p>
      <text:p text:style-name="P8">3.4. If any property described above is encumbered by debt which the beneficiary of such a bequest does not want to assume liability for, such property shall revert to the remainder of my estate.</text:p>
      <text:p text:style-name="P7">3.5. The contents of my bank account shall be divided thusly;</text:p>
      <text:p text:style-name="P7"><text:tab/>20% To Funeral Costs</text:p>
      <text:p text:style-name="P7"><text:tab/>20% To All parties listed in 4.1. </text:p>
      <text:p text:style-name="P7"><text:tab/>20% To Makenzie Newsome as Described in 3.1. </text:p>
      <text:p text:style-name="P7"><text:tab/>20% to be put in a trust fund managed by a stock broker <text:span text:style-name="T11">of the executor’s choosing</text:span> to be given to the children of the following. </text:p>
      <text:p text:style-name="P7"><text:tab/>Makenzie Baines Newsome. </text:p>
      <text:p text:style-name="P7"><text:tab/>Ansley Caroline Dombrosky</text:p>
      <text:p text:style-name="P7"><text:tab/><text:span text:style-name="T11">Savanna Vala</text:span></text:p>
      <text:p text:style-name="P7"><text:tab/><text:span text:style-name="T11">Alexa Vala</text:span></text:p>
      <text:p text:style-name="P7"><text:tab/><text:span text:style-name="T11">Tyler Hendrickson</text:span></text:p>
      <text:p text:style-name="P7"><text:tab/><text:span text:style-name="T11">Ashlee Hendrickson</text:span></text:p>
      <text:p text:style-name="P12">The previously mentioned trust fund shall become available to the children of aforementioned parties </text:p>
      <text:p text:style-name="P13"><text:span text:style-name="Strong_20_Emphasis"><text:span text:style-name="T2">4. Remaining Property and Residual Estate</text:span></text:span></text:p>
      <text:p text:style-name="P8">4.1. I bequeath the remainder of my estate, property and effects, whether movable or immovable, wheresoever situated and of whatsoever nature in equal shares to:</text:p>
      <text:p text:style-name="P10">Name: <text:span text:style-name="T7">Savanna Vala</text:span><text:line-break/>Relationship: <text:span text:style-name="T7">Cousin</text:span></text:p>
      <text:p text:style-name="P8">AND</text:p>
      <text:p text:style-name="P8">Name: <text:span text:style-name="T7">Alexa Vala </text:span><text:line-break/>Relationship: <text:span text:style-name="T7">Cousin</text:span><text:line-break/><text:line-break/><text:span text:style-name="T7">AND</text:span></text:p>
      <text:p text:style-name="P3">Name: Tyler Hendrickson<text:line-break/>Relationship: Cousin</text:p>
      <text:p text:style-name="P3">AND</text:p>
      <text:p text:style-name="P3">Name: Ashlee Hendrickson</text:p>
      <text:p text:style-name="P3">Relationship: Cousin</text:p>
      <text:p text:style-name="P3"><text:soft-page-break/>AND</text:p>
      <text:p text:style-name="P4">Name: Wyatt Rodriguez<text:line-break/><text:span text:style-name="T8">Relationship: Cousin</text:span> </text:p>
      <text:p text:style-name="P7">AND: Ansley Dombrosky</text:p>
      <text:p text:style-name="P7">Relationship: Sister</text:p>
      <text:p text:style-name="P8">4.2. If any of the beneficiaries named in 4.1. are proved to be indebted to me by means of a legal instrument, then his / her share of my estate shall be reduced by the amount of such debt.</text:p>
      <text:p text:style-name="P8">4.3. Should any of the beneficiaries named in 4.1. not survive me by 30 (thirty) days I direct that the non-surviving person's share goes to his / her natural, adopted or step children in equal shares.</text:p>
      <text:p text:style-name="P5">4.4. Should any of the beneficiaries named in 4.1. not be of the age of 13 (Thirteen) 30 (thirty) days post-humus of myself then the share of the remainder of my estate shall be held in escrow until such a time that said parties shall reach the age of 13 (thirteen).</text:p>
      <text:p text:style-name="P6">4.5. Should any of the remaining estate not <text:span text:style-name="T9">be easily divisible (like a physical object) then said object shall me liquidated </text:span></text:p>
      <text:p text:style-name="P13"><text:span text:style-name="Strong_20_Emphasis"><text:span text:style-name="T2">5. Special Requests</text:span></text:span></text:p>
      <text:p text:style-name="P8">I direct that on my death my remains shall be cremated, <text:span text:style-name="T8">and that my remains be dispersed in the Gulf of Mexico. 1 nautical mile off the coast of Pensacola Beach. </text:span></text:p>
      <text:p text:style-name="P6">The coordinates of the preferred location are:</text:p>
      <text:p text:style-name="P6">Decimal Degrees:</text:p>
      <text:p text:style-name="P6">30.31128537521491<text:tab/>-87.13658840215385</text:p>
      <text:p text:style-name="P6">Degrees Minutes Seconds:</text:p>
      <text:p text:style-name="P6">N 30° 18' 40.627''<text:tab/>W 87° 8' 11.718''</text:p>
      <text:p text:style-name="P11"><text:span text:style-name="Strong_20_Emphasis"><text:span text:style-name="T4"/></text:span></text:p>
      <text:p text:style-name="P13"><text:span text:style-name="Strong_20_Emphasis"><text:span text:style-name="T2">6. General</text:span></text:span></text:p>
      <text:p text:style-name="P8">6.1. Words signifying one gender shall include the others and words signifying the singular shall include the plural and vice versa where appropriate.</text:p>
      <text:p text:style-name="P8">6.2. Should any provision of this will be judged by an appropriate court of law as invalid it shall not affect any of the remaining provisions whatsoever.</text:p>
      <text:p text:style-name="P8"/>
      <text:p text:style-name="P8">Signed on this _________________ day of _________________20_____ <text:line-break/><text:line-break/>at this location _______________________________________ in the presence of the undersigned witnesses.</text:p>
      <text:p text:style-name="P8"><text:soft-page-break/>SIGNED: _______________________________</text:p>
      <text:p text:style-name="P2"><text:s text:c="2"/></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21:11:06.214000000</meta:creation-date>
    <meta:editing-duration>PT7M31S</meta:editing-duration>
    <meta:editing-cycles>5</meta:editing-cycles>
    <meta:generator>LibreOffice/6.2.4.2$Windows_X86_64 LibreOffice_project/2412653d852ce75f65fbfa83fb7e7b669a126d64</meta:generator>
    <dc:date>2021-05-12T19:35:45.396000000</dc:date>
    <meta:document-statistic meta:table-count="0" meta:image-count="0" meta:object-count="0" meta:page-count="4" meta:paragraph-count="60" meta:word-count="867" meta:character-count="5159" meta:non-whitespace-character-count="4321"/>
  </office:meta>
</office:document-meta>
</file>